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sy Dhral, c'est l'identité qu'elle se donne le plus souvent, la manière dont sa mère l'a appelée. Cette dernière lui a toujours raconté que son père était un elfe important et qu'il s'était éprise d'elle. Elle l'avait alors suivit jusqu'à * insérer une région avec des elfes *. Les autres elfes ne l'acceptèrent jamais vraiment et ils profitèrent d'une absence du mari protecteur pour malmener la mère de Cassy <text:s/>et la chasser loin de chez eux. Elle a donc fui avec Cassy qui n'avait que quelques années et la santé <text:s/>santé mentale de sa mère en a pris un coup. Ou peut-être que ce ne sont que des histoires crées par une folie déjà existante et que sa mère n'a jamais été qu'une pauvre fille, abusée par un elfe de passage. Elle n'en sait rien, et au fond ça ne change pas grand chose à sa vie. En grandissant dans la rue, elle a bien vite compris que sa mère n'était rien d'autre qu'on poids mort, gémissant sur son sort et qui faisait fuir les passants plus qu'elle n'attirait la pitié... et donc l'argent. Alors qu'une enfant seule qui tendait une petite main tremblante... Cassy avait donc décidé un beau matin, ou plutôt une sombre nuit, de partir. Simplement. Quelque chose en elle tentait bien de lui dire que ce n'était pas correcte, mais l'instinct de survie était devenu plus fort. Elle devait avoir une dizaine d'année, guère plus. Elle marcha longuement jusqu'à une autre ville où elle finit par partager le caniveau d'une autre enfant de son âge, Tehfa. Ce fut la première relation durable et saine d'esprit de la jeune fille. Ensemble, elles apprirent à voler, détrousser, dérober, puis l'âge aidant, à séduire les passants pour en retirer de l'argent. Rapidement, elles devinrent des artistes dans plus d'un art malfamé. Si elles songeaient parfois à se ranger dans la société, la liberté presque totale dont elles jouissaient dans la rue les refrénait bien vite. Leur succès relatif attira petit à petit l'attention de guildes organisées qu'elles fréquentèrent, parfois pour de commun bénéfice, parfois en fuyant après avoir gardé le butin d'une « mission ». Insouciantes par nature et parfois inconscientes, c'est avant tout le gout du risque qui les motivait et la conscience que leur vie n'avait que peu de valeur. Plus elles allaient loin, plus elles narguaient le destin qui les avait prédestiné à la misère. Petit à petit, Tehfa commença a trouver un réconfort à faire partie des guildes qui priaient Mask alors que Cassy était bien déterminée à ne pas renouveler l'expérience de ce qu'elle considérait comme « le fardeau d'une famille». Pendant que son amie devenait de plus en plus assassine pour ses « clients » Cassy continuait à s’aventurer sur le chemin de la séduction et la tromperie, sans jamais s'avouer que sa solitude était parfois pesante. Les deux sont toujours en très bons termes mais elle ne passe plus leur vie ensemble.</text:p>
      <text:p text:style-name="Standard"/>
      <text:p text:style-name="Standard"><text:s/>Quelques mois avant la rencontre avec le reste du groupe, Cassy vole un objet précieux à « Patatounu » et le revend, mais elle ignore que la créature de l'invocateur peut la pister et il la rattrape, décidant alors de la suivre jusqu'à être remboursé. Amusée par ce petit homme bien pratique, elle reste en sa compagnie. </text:p>
      <text:p text:style-name="Standard"/>
      <text:p text:style-name="Standard"/>
      <text:p text:style-name="Standard">Rousse, yeux foncés, léger rouge à lèvres (si ça existe à moindre cout dans ce monde, hein) en l'honneur de Sharess, elle est très mystérieuse et changeante, on ne sait jamais quand elle ment ou dit la vérité. Elle peut être très amicale avec quelqu'un et partir avec ses affaires sous le bras le soir même, bref une voleuse et une manipulatr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n Perfetta</meta:initial-creator>
    <meta:creation-date>2016-01-31T17:09:06</meta:creation-date>
    <dc:date>2016-02-01T09:20:04</dc:date>
    <dc:creator>Manon Perfetta</dc:creator>
    <meta:editing-duration>PT1H42M24S</meta:editing-duration>
    <meta:editing-cycles>10</meta:editing-cycles>
    <meta:generator>LibreOffice/4.2.8.2$Linux_X86_64 LibreOffice_project/420m0$Build-2</meta:generator>
    <meta:document-statistic meta:table-count="0" meta:image-count="0" meta:object-count="0" meta:page-count="1" meta:paragraph-count="3" meta:word-count="609" meta:character-count="3531" meta:non-whitespace-character-count="2920"/>
  </office:meta>
</office:document-meta>
</file>